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000000"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6-03-23T19:47:34</dc:date><text:p>&lt;!--StartFragment--&gt;</text:p></office:annotation>CC# 5372 0588 8484 4033, Exp. Date 2017/02, CVV# 398, MasterCard </text:p>
      <text:p text:style-name="P2">CC# 5502 0138 6471 2075, Exp. Date 2018/06, CVV# 152, MasterCard </text:p>
      <text:p text:style-name="P2">CC# 5723 5783 8237 7117, Exp. Date 2017/09, CVV# 850, MasterCard </text:p>
      <text:p text:style-name="P1"><office:annotation><dc:date>2016-03-23T19:47:3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o Rajan</meta:initial-creator>
    <meta:creation-date>2016-03-23T19:47:29</meta:creation-date>
    <meta:document-statistic meta:table-count="0" meta:image-count="0" meta:object-count="0" meta:page-count="1" meta:paragraph-count="4" meta:word-count="35" meta:character-count="197"/>
    <dc:date>2016-03-23T19:48:07</dc:date>
    <dc:creator>Eldo Rajan</dc:creator>
    <meta:editing-duration>PT39S</meta:editing-duration>
    <meta:editing-cycles>1</meta:editing-cycles>
    <meta:generator>OpenOffice/4.1.1$Unix OpenOffice.org_project/411m6$Build-9775</meta:generator>
  </office:meta>
</office:document-meta>
</file>